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71f" officeooo:paragraph-rsid="0008f71f"/>
    </style:style>
    <style:style style:name="P2" style:family="paragraph" style:parent-style-name="Standard" style:list-style-name="L1">
      <style:text-properties officeooo:rsid="0008f71f" officeooo:paragraph-rsid="0008f71f"/>
    </style:style>
    <style:style style:name="P3" style:family="paragraph" style:parent-style-name="Standard" style:list-style-name="L2">
      <style:text-properties officeooo:rsid="0008f71f" officeooo:paragraph-rsid="0008f7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</text:p>
      <text:p text:style-name="P1">STAT 480 </text:p>
      <text:p text:style-name="P1">4/2/2016</text:p>
      <text:p text:style-name="P1">Homework 6 Report</text:p>
      <text:p text:style-name="P1"/>
      <text:p text:style-name="P1">All Script files with the pig code for Problems 1-4 are contained in the files:</text:p>
      <text:p text:style-name="P1"/>
      <text:list xml:id="list4448081564799706764" text:style-name="L1">
        <text:list-item>
          <text:p text:style-name="P2">Problem1Script.pig</text:p>
        </text:list-item>
        <text:list-item>
          <text:p text:style-name="P2">Problem2Script.pig</text:p>
        </text:list-item>
        <text:list-item>
          <text:p text:style-name="P2">Problem3Script.pig</text:p>
        </text:list-item>
        <text:list-item>
          <text:p text:style-name="P2">Problem4Script.pig</text:p>
        </text:list-item>
      </text:list>
      <text:p text:style-name="P1"/>
      <text:p text:style-name="P1">All Results from running the pig code for Problems 1-4 are in these directories under the file name 'part-r-00000':</text:p>
      <text:p text:style-name="P1"/>
      <text:list xml:id="list8120135991960246935" text:style-name="L2">
        <text:list-item>
          <text:p text:style-name="P3">Problem1Result</text:p>
        </text:list-item>
        <text:list-item>
          <text:p text:style-name="P3">Problem2Result</text:p>
        </text:list-item>
        <text:list-item>
          <text:p text:style-name="P3">Problem3Result</text:p>
        </text:list-item>
        <text:list-item>
          <text:p text:style-name="P3">Problem4Resul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5:00:00.559634214</meta:creation-date>
    <dc:date>2016-04-02T15:08:44.183657909</dc:date>
    <meta:editing-duration>P0D</meta:editing-duration>
    <meta:editing-cycles>1</meta:editing-cycles>
    <meta:document-statistic meta:table-count="0" meta:image-count="0" meta:object-count="0" meta:page-count="1" meta:paragraph-count="14" meta:word-count="58" meta:character-count="378" meta:non-whitespace-character-count="341"/>
    <meta:generator>LibreOffice/4.2.8.2$Linux_X86_64 LibreOffice_project/420m0$Build-2</meta:generator>
  </office:meta>
</office:document-meta>
</file>